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8.352cm" fo:margin-left="-0.746cm" fo:margin-right="-0.607cm" table:align="margins" style:writing-mode="lr-tb"/>
    </style:style>
    <style:style style:name="Tableau1.A" style:family="table-column">
      <style:table-column-properties style:column-width="6.017cm" style:rel-column-width="21485*"/>
    </style:style>
    <style:style style:name="Tableau1.B" style:family="table-column">
      <style:table-column-properties style:column-width="5.207cm" style:rel-column-width="18594*"/>
    </style:style>
    <style:style style:name="Tableau1.C" style:family="table-column">
      <style:table-column-properties style:column-width="7.128cm" style:rel-column-width="25456*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002cm solid #000000" fo:border-right="none" fo:border-top="0.002cm solid #000000" fo:border-bottom="0.002cm solid #000000" style:writing-mode="lr-tb"/>
    </style:style>
    <style:style style:name="Tableau1.C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Tableau2" style:family="table">
      <style:table-properties style:width="18.26cm" fo:margin-left="-0.72cm" fo:margin-right="-0.542cm" table:align="margins" style:writing-mode="lr-tb"/>
    </style:style>
    <style:style style:name="Tableau2.A" style:family="table-column">
      <style:table-column-properties style:column-width="8.216cm" style:rel-column-width="29488*"/>
    </style:style>
    <style:style style:name="Tableau2.B" style:family="table-column">
      <style:table-column-properties style:column-width="10.044cm" style:rel-column-width="36047*"/>
    </style:style>
    <style:style style:name="Tableau2.1" style:family="table-row">
      <style:table-row-properties style:keep-together="false" fo:keep-together="always"/>
    </style:style>
    <style:style style:name="Tableau2.A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0.018cm solid #000000" fo:border-bottom="none" style:writing-mode="lr-tb"/>
    </style:style>
    <style:style style:name="Tableau2.2" style:family="table-row">
      <style:table-row-properties style:keep-together="true" fo:keep-together="auto"/>
    </style:style>
    <style:style style:name="Tableau2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2.B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leau3" style:family="table">
      <style:table-properties style:width="18.297cm" fo:margin-left="-0.746cm" fo:margin-right="-0.552cm" table:align="margins" style:writing-mode="lr-tb"/>
    </style:style>
    <style:style style:name="Tableau3.A" style:family="table-column">
      <style:table-column-properties style:column-width="2.535cm" style:rel-column-width="9078*"/>
    </style:style>
    <style:style style:name="Tableau3.B" style:family="table-column">
      <style:table-column-properties style:column-width="3.203cm" style:rel-column-width="11473*"/>
    </style:style>
    <style:style style:name="Tableau3.C" style:family="table-column">
      <style:table-column-properties style:column-width="1.252cm" style:rel-column-width="4485*"/>
    </style:style>
    <style:style style:name="Tableau3.D" style:family="table-column">
      <style:table-column-properties style:column-width="3.007cm" style:rel-column-width="10771*"/>
    </style:style>
    <style:style style:name="Tableau3.E" style:family="table-column">
      <style:table-column-properties style:column-width="3.009cm" style:rel-column-width="10778*"/>
    </style:style>
    <style:style style:name="Tableau3.F" style:family="table-column">
      <style:table-column-properties style:column-width="2.006cm" style:rel-column-width="7183*"/>
    </style:style>
    <style:style style:name="Tableau3.G" style:family="table-column">
      <style:table-column-properties style:column-width="3.286cm" style:rel-column-width="11767*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3.G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4" style:family="table">
      <style:table-properties style:width="18.297cm" fo:margin-left="-0.746cm" fo:margin-right="-0.552cm" table:align="margins" style:writing-mode="lr-tb"/>
    </style:style>
    <style:style style:name="Tableau4.A" style:family="table-column">
      <style:table-column-properties style:column-width="8.244cm" style:rel-column-width="29529*"/>
    </style:style>
    <style:style style:name="Tableau4.B" style:family="table-column">
      <style:table-column-properties style:column-width="4.009cm" style:rel-column-width="14360*"/>
    </style:style>
    <style:style style:name="Tableau4.C" style:family="table-column">
      <style:table-column-properties style:column-width="6.043cm" style:rel-column-width="21646*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eau4.C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leau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4.C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style:font-name="Arial" fo:font-size="11pt" style:font-size-asian="11pt" style:font-name-complex="Arial" style:font-size-complex="11pt"/>
    </style:style>
    <style:style style:name="P3" style:family="paragraph" style:parent-style-name="Standard">
      <style:paragraph-properties fo:text-align="center" style:justify-single-word="false"/>
      <style:text-properties fo:color="#000000" style:font-name="Arial" fo:font-size="11pt" style:font-size-asian="11pt" style:font-name-complex="Arial" style:font-size-complex="11pt"/>
    </style:style>
    <style:style style:name="P4" style:family="paragraph" style:parent-style-name="Standard">
      <style:paragraph-properties fo:text-align="center" style:justify-single-word="false" style:snap-to-layout-grid="false"/>
      <style:text-properties fo:color="#000000" style:font-name="Arial" fo:font-size="11pt" style:font-size-asian="11pt" style:font-name-complex="Arial" style:font-size-complex="11pt"/>
    </style:style>
    <style:style style:name="P5" style:family="paragraph" style:parent-style-name="Standard">
      <style:text-properties fo:color="#000000" style:font-name="Arial" fo:font-size="11pt" fo:language="zxx" fo:country="none" style:font-size-asian="11pt" style:language-asian="zxx" style:country-asian="none" style:font-name-complex="Arial" style:font-size-complex="11pt"/>
    </style:style>
    <style:style style:name="P6" style:family="paragraph" style:parent-style-name="Standard">
      <style:paragraph-properties style:snap-to-layout-grid="false"/>
      <style:text-properties fo:color="#000000" style:font-name="Arial" fo:font-size="11pt" fo:language="zxx" fo:country="none" style:font-size-asian="11pt" style:language-asian="zxx" style:country-asian="none" style:font-name-complex="Arial" style:font-size-complex="11pt"/>
    </style:style>
    <style:style style:name="P7" style:family="paragraph" style:parent-style-name="Standard">
      <style:paragraph-properties fo:text-align="center" style:justify-single-word="false" style:snap-to-layout-grid="false"/>
      <style:text-properties fo:color="#000000" style:font-name="Arial" fo:font-size="11pt" fo:language="zxx" fo:country="none" style:font-size-asian="11pt" style:language-asian="zxx" style:country-asian="none" style:font-name-complex="Arial" style:font-size-complex="11pt"/>
    </style:style>
    <style:style style:name="P8" style:family="paragraph" style:parent-style-name="Standard">
      <style:paragraph-properties style:snap-to-layout-grid="false"/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text-properties fo:color="#000000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10" style:family="paragraph" style:parent-style-name="Standard">
      <style:paragraph-properties style:snap-to-layout-grid="false"/>
      <style:text-properties fo:color="#000000" style:font-name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fo:color="#000000" style:font-name="Arial"/>
    </style:style>
    <style:style style:name="P12" style:family="paragraph" style:parent-style-name="Standard">
      <style:paragraph-properties style:snap-to-layout-grid="false"/>
      <style:text-properties fo:color="#000000"/>
    </style:style>
    <style:style style:name="P13" style:family="paragraph" style:parent-style-name="Standard">
      <style:paragraph-properties fo:text-align="end" style:justify-single-word="false" style:snap-to-layout-grid="false"/>
      <style:text-properties fo:color="#000000"/>
    </style:style>
    <style:style style:name="P14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margin-top="0.212cm" fo:margin-bottom="0cm" style:snap-to-layout-grid="false"/>
      <style:text-properties fo:color="#000000"/>
    </style:style>
    <style:style style:name="P16" style:family="paragraph" style:parent-style-name="Standard">
      <style:paragraph-properties fo:margin-top="0.212cm" fo:margin-bottom="0cm" fo:text-align="center" style:justify-single-word="false" style:snap-to-layout-grid="false"/>
      <style:text-properties fo:color="#000000" style:font-name="Arial" fo:font-size="11pt" style:font-size-asian="11pt" style:font-name-complex="Arial" style:font-size-complex="11pt"/>
    </style:style>
    <style:style style:name="P17" style:family="paragraph" style:parent-style-name="Standard">
      <style:paragraph-properties fo:margin-top="0.212cm" fo:margin-bottom="0cm" style:snap-to-layout-grid="false"/>
      <style:text-properties fo:color="#000000" style:font-name="Arial" fo:font-size="11pt" style:font-size-asian="11pt" style:font-name-complex="Arial" style:font-size-complex="11pt"/>
    </style:style>
    <style:style style:name="P18" style:family="paragraph" style:parent-style-name="Standard">
      <style:paragraph-properties fo:margin-top="0.212cm" fo:margin-bottom="0cm"/>
      <style:text-properties fo:color="#000000" style:font-name="Arial" fo:font-size="11pt" fo:language="zxx" fo:country="none" style:font-size-asian="11pt" style:language-asian="zxx" style:country-asian="none" style:font-name-complex="Arial" style:font-size-complex="11pt"/>
    </style:style>
    <style:style style:name="P19" style:family="paragraph" style:parent-style-name="Standard">
      <style:paragraph-properties fo:margin-top="0.212cm" fo:margin-bottom="0cm" style:snap-to-layout-grid="false"/>
      <style:text-properties fo:color="#000000" style:font-name="Arial" fo:font-size="11pt" fo:language="zxx" fo:country="none" style:font-size-asian="11pt" style:language-asian="zxx" style:country-asian="none" style:font-name-complex="Arial" style:font-size-complex="11pt"/>
    </style:style>
    <style:style style:name="P20" style:family="paragraph" style:parent-style-name="Standard">
      <style:paragraph-properties fo:margin-top="0cm" fo:margin-bottom="0.212cm"/>
      <style:text-properties fo:color="#000000"/>
    </style:style>
    <style:style style:name="P21" style:family="paragraph" style:parent-style-name="Standard">
      <style:paragraph-properties fo:margin-top="0cm" fo:margin-bottom="0.212cm"/>
      <style:text-properties fo:color="#000000" style:font-name="Arial" fo:font-size="11pt" style:font-size-asian="11pt" style:font-name-complex="Arial" style:font-size-complex="11pt"/>
    </style:style>
    <style:style style:name="P22" style:family="paragraph" style:parent-style-name="Standard">
      <style:paragraph-properties fo:margin-left="0.127cm" fo:margin-right="0cm" fo:text-indent="-0.127cm" style:auto-text-indent="false"/>
      <style:text-properties fo:color="#000000"/>
    </style:style>
    <style:style style:name="P23" style:family="paragraph" style:parent-style-name="Standard">
      <style:paragraph-properties fo:margin-left="0.127cm" fo:margin-right="0cm" fo:text-indent="-0.127cm" style:auto-text-indent="false" style:snap-to-layout-grid="false"/>
      <style:text-properties fo:color="#000000"/>
    </style:style>
    <style:style style:name="P24" style:family="paragraph" style:parent-style-name="Standard">
      <style:paragraph-properties fo:margin-top="0.423cm" fo:margin-bottom="0cm" fo:text-align="center" style:justify-single-word="false" style:snap-to-layout-grid="false"/>
      <style:text-properties fo:color="#000000" style:font-name="Arial" fo:font-size="11pt" style:font-size-asian="11pt" style:font-name-complex="Arial" style:font-size-complex="11pt"/>
    </style:style>
    <style:style style:name="P25" style:family="paragraph" style:parent-style-name="Standard">
      <style:paragraph-properties fo:margin-left="8.251cm" fo:margin-right="0cm" fo:text-align="justify" style:justify-single-word="false" fo:text-indent="0cm" style:auto-text-indent="false"/>
      <style:text-properties fo:color="#000000" style:font-name="Arial" fo:font-size="11pt" style:font-size-asian="11pt" style:font-name-complex="Arial" style:font-size-complex="11pt"/>
    </style:style>
    <style:style style:name="P26" style:family="paragraph" style:parent-style-name="Standard">
      <style:paragraph-properties fo:text-align="center" style:justify-single-word="false" style:border-line-width="0.002cm 0.035cm 0.002cm" fo:padding-left="1.094cm" fo:padding-right="0.917cm" fo:padding-top="0.035cm" fo:padding-bottom="0.035cm" fo:border="0.039cm double #000000"/>
      <style:text-properties fo:color="#000000"/>
    </style:style>
    <style:style style:name="P27" style:family="paragraph" style:parent-style-name="Standard">
      <style:paragraph-properties fo:text-align="center" style:justify-single-word="false" style:border-line-width="0.002cm 0.035cm 0.002cm" fo:padding-left="1.094cm" fo:padding-right="0.917cm" fo:padding-top="0.035cm" fo:padding-bottom="0.035cm" fo:border="0.039cm double #000000"/>
      <style:text-properties fo:color="#000000" style:font-name="Arial" fo:font-size="11pt" style:font-size-asian="11pt" style:font-name-complex="Arial" style:font-size-complex="11pt"/>
    </style:style>
    <style:style style:name="P28" style:family="paragraph" style:parent-style-name="Standard">
      <style:paragraph-properties fo:text-align="center" style:justify-single-word="false" style:border-line-width="0.002cm 0.035cm 0.002cm" fo:padding-left="1.094cm" fo:padding-right="0.917cm" fo:padding-top="0.035cm" fo:padding-bottom="0.035cm" fo:border="0.039cm double #000000"/>
      <style:text-properties fo:color="#000000" style:font-name="Arial" fo:font-size="11pt" fo:language="zxx" fo:country="none" fo:font-weight="bold" style:font-size-asian="11pt" style:language-asian="zxx" style:country-asian="none" style:font-weight-asian="bold" style:font-name-complex="Arial" style:font-size-complex="11pt"/>
    </style:style>
    <style:style style:name="P29" style:family="paragraph" style:parent-style-name="Text_20_body_20_indent">
      <style:paragraph-properties fo:margin-left="-0.64cm" fo:margin-right="0cm" fo:text-align="start" style:justify-single-word="false" fo:text-indent="0.028cm" style:auto-text-indent="false"/>
      <style:text-properties fo:color="#000000" fo:font-size="11pt" style:font-size-asian="11pt" style:font-size-complex="11pt"/>
    </style:style>
    <style:style style:name="P30" style:family="paragraph" style:parent-style-name="Text_20_body_20_indent">
      <style:paragraph-properties fo:margin-left="-0.64cm" fo:margin-right="0cm" fo:text-align="start" style:justify-single-word="false" fo:text-indent="0.028cm" style:auto-text-indent="false">
        <style:tab-stops>
          <style:tab-stop style:position="8.643cm"/>
        </style:tab-stops>
      </style:paragraph-properties>
    </style:style>
    <style:style style:name="P31" style:family="paragraph" style:parent-style-name="Standard">
      <style:paragraph-properties fo:margin-left="8.003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32" style:family="paragraph" style:parent-style-name="Standard">
      <style:paragraph-properties fo:margin-left="8.003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33" style:family="paragraph" style:parent-style-name="Standard">
      <style:paragraph-properties fo:margin-left="8.003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style:font-size-asian="11pt" style:font-name-complex="Arial" style:font-size-complex="11pt" style:font-weight-complex="bold"/>
    </style:style>
    <style:style style:name="T3" style:family="text">
      <style:text-properties style:font-name="Arial" fo:font-size="11pt" fo:language="zxx" fo:country="none" style:font-size-asian="11pt" style:language-asian="zxx" style:country-asian="none" style:font-name-complex="Arial" style:font-size-complex="11pt"/>
    </style:style>
    <style:style style:name="T4" style:family="text">
      <style:text-properties style:font-name="Arial" fo:font-size="11pt" fo:language="zxx" fo:country="none" style:font-size-asian="11pt" style:language-asian="zxx" style:country-asian="none" style:font-name-complex="Arial" style:font-size-complex="11pt" style:font-weight-complex="bold"/>
    </style:style>
    <style:style style:name="T5" style:family="text">
      <style:text-properties style:font-name="Arial" fo:font-size="11pt" fo:language="zxx" fo:country="none" fo:font-weight="bold" style:font-size-asian="11pt" style:language-asian="zxx" style:country-asian="none" style:font-weight-asian="bold" style:font-name-complex="Arial" style:font-size-complex="11pt"/>
    </style:style>
    <style:style style:name="T6" style:family="text">
      <style:text-properties style:font-name="Arial" fo:font-size="11pt" fo:language="zxx" fo:country="none" fo:font-weight="bold" style:font-size-asian="11pt" style:language-asian="zxx" style:country-asian="none" style:font-weight-asian="bold" style:font-name-complex="Arial" style:font-size-complex="11pt" style:font-weight-complex="bold"/>
    </style:style>
    <style:style style:name="T7" style:family="text">
      <style:text-properties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T8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9" style:family="text">
      <style:text-properties fo:text-transform="uppercase"/>
    </style:style>
    <style:style style:name="T10" style:family="text">
      <style:text-properties fo:text-transform="uppercase" fo:language="zxx" fo:country="none" style:language-asian="zxx" style:country-asian="none"/>
    </style:style>
    <style:style style:name="T11" style:family="text">
      <style:text-properties fo:text-transform="uppercase" style:font-name="Arial" fo:font-size="11pt" style:font-size-asian="11pt" style:font-name-complex="Arial" style:font-size-complex="11pt"/>
    </style:style>
    <style:style style:name="T12" style:family="text">
      <style:text-properties fo:font-size="11pt" fo:language="zxx" fo:country="none" style:font-size-asian="11pt" style:language-asian="zxx" style:country-asian="none" style:font-name-complex="Arial" style:font-size-complex="11pt"/>
    </style:style>
    <style:style style:name="T13" style:family="text">
      <style:text-properties fo:font-size="11pt" style:font-size-asian="11pt" style:font-name-complex="Arial" style:font-size-complex="11pt"/>
    </style:style>
    <style:style style:name="T14" style:family="text">
      <style:text-properties fo:color="#000000" style:font-name="Arial" fo:font-size="11pt" style:font-size-asian="11pt" style:font-name-complex="Arial" style:font-size-complex="11pt"/>
    </style:style>
    <style:style style:name="T15" style:family="text">
      <style:text-properties fo:text-transform="lowercase" style:font-name="Arial" fo:font-size="11pt" style:font-size-asian="11pt" style:font-name-complex="Arial" style:font-size-complex="11pt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apre_numeroapre"/>
        <text:user-field-decl office:value-type="string" office:string-value="" text:name="tiersprestataireapre_nomtiers"/>
        <text:user-field-decl office:value-type="string" office:string-value="" text:name="tiersprestataireapre_numvoie"/>
        <text:user-field-decl office:value-type="string" office:string-value="" text:name="tiersprestataireapre_typevoie"/>
        <text:user-field-decl office:value-type="string" office:string-value="" text:name="tiersprestataireapre_nomvoie"/>
        <text:user-field-decl office:value-type="string" office:string-value="" text:name="tiersprestataireapre_compladr"/>
        <text:user-field-decl office:value-type="string" office:string-value="" text:name="tiersprestataireapre_codepos"/>
        <text:user-field-decl office:value-type="string" office:string-value="" text:name="tiersprestataireapre_ville"/>
        <text:user-field-decl office:value-type="string" office:string-value="" text:name="tiersprestataireapre_etaban"/>
        <text:user-field-decl office:value-type="string" office:string-value="" text:name="tiersprestataireapre_guiban"/>
        <text:user-field-decl office:value-type="string" office:string-value="" text:name="tiersprestataireapre_numcomptban"/>
        <text:user-field-decl office:value-type="string" office:string-value="" text:name="tiersprestataireapre_clerib"/>
        <text:user-field-decl office:value-type="string" office:string-value="" text:name="apre_natureaide"/>
        <text:user-field-decl office:value-type="string" office:string-value="" text:name="apre_montantaverser"/>
        <text:user-field-decl office:value-type="string" office:string-value="" text:name="apre_modellie_ddform"/>
        <text:user-field-decl office:value-type="string" office:string-value="" text:name="modellie_ddform"/>
        <text:user-field-decl office:value-type="string" office:string-value="" text:name="modellie_dfform"/>
        <text:user-field-decl office:value-type="string" office:string-value="" text:name="modellie_dureeform"/>
        <text:user-field-decl office:value-type="string" office:string-value="" text:name="comiteapre_datecomite"/>
        <text:user-field-decl office:value-type="string" office:string-value="" text:name="apre_montantdejaverse"/>
        <text:user-field-decl office:value-type="string" office:string-value="" text:name="tiersprestataireapre_nomtiturib"/>
        <text:user-field-decl office:value-type="string" office:string-value="( apre_montantaverser - montantdejaverse )" text:name="apre_solde"/>
        <text:user-field-decl office:value-type="string" office:string-value="" text:name="domiciliatonbancaire_libelledomiciliation"/>
        <text:user-field-decl office:value-type="string" office:string-value="" text:name="0_domiciliatonbancaire_libelledomiciliation"/>
        <text:user-field-decl office:value-type="string" office:string-value="" text:name="domiciliationbancaire_libelledomiciliation"/>
        <text:user-field-decl office:value-type="string" office:string-value="" text:name="etatliquidatif_datecloture"/>
        <text:user-field-decl office:value-type="string" office:string-value="" text:name="etatliquidatif_aprecomplem"/>
        <text:user-field-decl office:value-type="string" office:string-value="" text:name="apre_pourcentallocation"/>
        <text:user-field-decl office:value-type="string" office:string-value="" text:name="apre_allocation"/>
        <text:user-field-decl office:value-type="string" office:string-value="" text:name="apre_restantallocation"/>
      </text:user-field-decls>
      <text:section text:style-name="Sect1" text:name="etatliquidatif_tiers">
        <text:p text:style-name="P1"/>
        <text:p text:style-name="P27"/>
        <text:p text:style-name="P26"><text:span text:style-name="T1">CERTIFICAT POUR PAIEMENT DE LA DEMANDE D'APRE N° <text:s/></text:span><text:span text:style-name="T5"><text:user-field-get text:name="apre_numeroapre"/></text:span></text:p>
        <text:p text:style-name="P28"/>
        <text:p text:style-name="P3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P15"><text:span text:style-name="T7">Nom de l’organisme</text:span><text:span text:style-name="T1"> : </text:span></text:p>
              <text:p text:style-name="P18"><text:user-field-get text:name="tiersprestataireapre_nomtiers"/></text:p>
              <text:p text:style-name="P2"/>
              <text:p text:style-name="P2"/>
              <text:p text:style-name="P1"><text:span text:style-name="T7">Adresse de l’organisme</text:span><text:span text:style-name="T1"> :</text:span></text:p>
              <text:p text:style-name="P1"><text:span text:style-name="T1"><text:user-field-get text:name="tiersprestataireapre_numvoie"/></text:span><text:span text:style-name="T1"> <text:s text:c="2"/></text:span><text:span text:style-name="T15"><text:user-field-get text:name="tiersprestataireapre_typevoie"/></text:span><text:span text:style-name="T1"> <text:s text:c="2"/></text:span><text:span text:style-name="T1"><text:user-field-get text:name="tiersprestataireapre_nomvoie"/></text:span><text:span text:style-name="T1"> <text:s/></text:span></text:p>
              <text:p text:style-name="P1"><text:span text:style-name="T1"><text:user-field-get text:name="tiersprestataireapre_compladr"/></text:span><text:span text:style-name="T1"> </text:span></text:p>
              <text:p text:style-name="P1"><text:span text:style-name="T1"><text:user-field-get text:name="tiersprestataireapre_codepos"/></text:span><text:span text:style-name="T1"> <text:s/></text:span><text:span text:style-name="T11"><text:user-field-get text:name="tiersprestataireapre_ville"/></text:span></text:p>
            </table:table-cell>
            <table:table-cell table:style-name="Tableau1.A1" office:value-type="string">
              <text:p text:style-name="P15"><text:span text:style-name="T7">Date de début</text:span><text:span text:style-name="T1"> : </text:span></text:p>
              <text:p text:style-name="P19"><text:user-field-get text:name="modellie_ddform"/></text:p>
              <text:p text:style-name="P19"/>
              <text:p text:style-name="P1"><text:span text:style-name="T7">Date de fin</text:span><text:span text:style-name="T1"> : </text:span></text:p>
              <text:p text:style-name="P1"><text:span text:style-name="T3"><text:s/></text:span><text:span text:style-name="T3"><text:user-field-get text:name="modellie_dfform"/></text:span></text:p>
              <text:p text:style-name="P5"/>
              <text:p text:style-name="P1"><text:span text:style-name="T7">Nbre d’heures</text:span><text:span text:style-name="T1"> : </text:span></text:p>
              <text:p text:style-name="P1"><text:span text:style-name="T3"><text:s/></text:span><text:span text:style-name="T3"><text:user-field-get text:name="modellie_dureeform"/></text:span></text:p>
              <text:p text:style-name="P21"/>
            </table:table-cell>
            <table:table-cell table:style-name="Tableau1.C1" office:value-type="string">
              <text:p text:style-name="P15"><text:span text:style-name="T7">Intitulé de l’action </text:span><text:span text:style-name="T1">: </text:span></text:p>
              <text:p text:style-name="P2"><text:user-field-get text:name="apre_natureaide"/></text:p>
              <text:p text:style-name="P9"/>
              <text:p text:style-name="P1"><text:span text:style-name="T7">Montant de l’aide attribuée</text:span><text:span text:style-name="T1"> : </text:span></text:p>
              <text:p text:style-name="P1"><text:span text:style-name="T3"><text:s/></text:span><text:span text:style-name="T3"><text:user-field-get text:name="apre_montantaverser"/></text:span><text:span text:style-name="T3"> €</text:span></text:p>
              <text:p text:style-name="P2"/>
              <text:p text:style-name="P1"><text:span text:style-name="T7">Décision du</text:span><text:span text:style-name="T1"> : </text:span></text:p>
              <text:p text:style-name="P1"><text:span text:style-name="T3"><text:s/></text:span><text:span text:style-name="T3"><text:user-field-get text:name="comiteapre_datecomite"/></text:span></text:p>
              <text:p text:style-name="P2"/>
            </table:table-cell>
          </table:table-row>
        </table:table>
        <text:p text:style-name="P2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table:number-columns-spanned="2" office:value-type="string">
              <text:p text:style-name="P17">REFERENCE BANCAIRES ORGANISME</text:p>
            </table:table-cell>
            <table:covered-table-cell/>
          </table:table-row>
          <table:table-row table:style-name="Tableau2.2">
            <table:table-cell table:style-name="Tableau2.A2" office:value-type="string">
              <text:p text:style-name="P12"><text:span text:style-name="T1">Libellé banque : </text:span><text:span text:style-name="T3"><text:user-field-get text:name="domiciliationbancaire_libelledomiciliation"/></text:span></text:p>
              <text:p text:style-name="P20"><text:span text:style-name="T1">Code guichet : </text:span><text:span text:style-name="T3"><text:user-field-get text:name="tiersprestataireapre_guiban"/></text:span></text:p>
            </table:table-cell>
            <table:table-cell table:style-name="Tableau2.B2" office:value-type="string">
              <text:p text:style-name="P23"><text:span text:style-name="T1">Code banque : </text:span><text:span text:style-name="T1"><text:user-field-get text:name="tiersprestataireapre_etaban"/></text:span></text:p>
              <text:p text:style-name="P22"><text:span text:style-name="T1">N° compte : </text:span><text:span text:style-name="T3"><text:user-field-get text:name="tiersprestataireapre_numcomptban"/></text:span><text:span text:style-name="T1"> <text:s/>Clé RIB :</text:span><text:span text:style-name="T3"> <text:s/></text:span><text:span text:style-name="T3"><text:user-field-get text:name="tiersprestataireapre_clerib"/></text:span></text:p>
            </table:table-cell>
          </table:table-row>
        </table:table>
        <text:p text:style-name="P1"/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column table:style-name="Tableau3.E"/>
          <table:table-column table:style-name="Tableau3.F"/>
          <table:table-column table:style-name="Tableau3.G"/>
          <table:table-row table:style-name="Tableau3.1">
            <table:table-cell table:style-name="Tableau3.A1" office:value-type="string">
              <text:p text:style-name="P16">Date de la facture</text:p>
            </table:table-cell>
            <table:table-cell table:style-name="Tableau3.A1" office:value-type="string">
              <text:p text:style-name="P24">Paiement</text:p>
            </table:table-cell>
            <table:table-cell table:style-name="Tableau3.A1" office:value-type="string">
              <text:p text:style-name="P24">%</text:p>
            </table:table-cell>
            <table:table-cell table:style-name="Tableau3.A1" office:value-type="string">
              <text:p text:style-name="P24">Montant</text:p>
            </table:table-cell>
            <table:table-cell table:style-name="Tableau3.A1" office:value-type="string">
              <text:p text:style-name="P16">Date du mandat</text:p>
            </table:table-cell>
            <table:table-cell table:style-name="Tableau3.A1" office:value-type="string">
              <text:p text:style-name="P16">Numéro</text:p>
              <text:p text:style-name="P3">Mandat</text:p>
            </table:table-cell>
            <table:table-cell table:style-name="Tableau3.G1" office:value-type="string">
              <text:p text:style-name="P16">Numéro</text:p>
              <text:p text:style-name="P3">bordereau</text:p>
            </table:table-cell>
          </table:table-row>
          <table:table-row table:style-name="Tableau3.1">
            <table:table-cell table:style-name="Tableau3.A1" office:value-type="string">
              <text:p text:style-name="P10"><text:span text:style-name="T12"><text:s/></text:span><text:span text:style-name="T12"><text:user-field-get text:name="etatliquidatif_datecloture"/></text:span></text:p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</table:table-cell>
            <table:table-cell table:style-name="Tableau3.A1" office:value-type="string">
              <text:p text:style-name="P6">APRE Complementaire</text:p>
            </table:table-cell>
            <table:table-cell table:style-name="Tableau3.A1" office:value-type="string">
              <text:p text:style-name="P7"><text:user-field-get text:name="apre_pourcentallocation"/></text:p>
            </table:table-cell>
            <table:table-cell table:style-name="Tableau3.A1" office:value-type="string">
              <text:p text:style-name="P11"><text:span text:style-name="T12"><text:user-field-get text:name="apre_allocation"/></text:span><text:span text:style-name="T12"> </text:span><text:span text:style-name="T13">€</text:span></text:p>
            </table:table-cell>
            <table:table-cell table:style-name="Tableau3.A1" office:value-type="string">
              <text:p text:style-name="P10"><text:span text:style-name="T12"><text:s/></text:span><text:span text:style-name="T12"><text:date style:data-style-name="N30" text:date-value="2012-07-25T10:36:11.38">25/07/2012</text:date></text:span></text:p>
            </table:table-cell>
            <table:table-cell table:style-name="Tableau3.A1" office:value-type="string">
              <text:p text:style-name="P4"/>
            </table:table-cell>
            <table:table-cell table:style-name="Tableau3.G1" office:value-type="string">
              <text:p text:style-name="P4"/>
            </table:table-cell>
          </table:table-row>
        </table:table>
        <text:p text:style-name="P2"/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8">TOTAL GENERAL :</text:p>
            </table:table-cell>
            <table:table-cell table:style-name="Tableau4.A1" office:value-type="string">
              <text:p text:style-name="P13"><text:span text:style-name="T3"><text:user-field-get text:name="apre_montantaverser"/></text:span><text:span text:style-name="T3"> </text:span><text:span text:style-name="T6">€</text:span></text:p>
            </table:table-cell>
            <table:table-cell table:style-name="Tableau4.C1" office:value-type="string">
              <text:p text:style-name="P8"/>
            </table:table-cell>
          </table:table-row>
          <table:table-row table:style-name="Tableau4.1">
            <table:table-cell table:style-name="Tableau4.A2" office:value-type="string">
              <text:p text:style-name="P12"><text:span text:style-name="T8">Réalisées</text:span><text:span text:style-name="T8"> :</text:span></text:p>
            </table:table-cell>
            <table:table-cell table:style-name="Tableau4.A2" office:value-type="string">
              <text:p text:style-name="P13"><text:span text:style-name="T4"><text:user-field-get text:name="apre_montantdejaverse"/></text:span><text:span text:style-name="T2"> </text:span><text:span text:style-name="T8">€</text:span></text:p>
            </table:table-cell>
            <table:table-cell table:style-name="Tableau4.C2" office:value-type="string">
              <text:p text:style-name="P8"/>
            </table:table-cell>
          </table:table-row>
          <text:soft-page-break/>
          <table:table-row table:style-name="Tableau4.1">
            <table:table-cell table:style-name="Tableau4.A2" office:value-type="string">
              <text:p text:style-name="P12"><text:span text:style-name="T8">Reste</text:span><text:span text:style-name="T8"> : </text:span></text:p>
            </table:table-cell>
            <table:table-cell table:style-name="Tableau4.A2" office:value-type="string">
              <text:p text:style-name="P13"><text:span text:style-name="T4"><text:s/></text:span><text:span text:style-name="T4"><text:user-field-get text:name="apre_restantallocation"/></text:span><text:span text:style-name="T4"> </text:span><text:span text:style-name="T8">€</text:span></text:p>
            </table:table-cell>
            <table:table-cell table:style-name="Tableau4.C2" office:value-type="string">
              <text:p text:style-name="P8"/>
            </table:table-cell>
          </table:table-row>
        </table:table>
        <text:p text:style-name="P2"/>
        <text:p text:style-name="P29">CETTE AIDE EST PAYÉE SUR LA <text:span text:style-name="T9">sous fonction 935-58 ; Chapitre 65</text:span> <text:s/><text:span text:style-name="T9">Opération dépense : </text:span><text:span text:style-name="T10"><text:user-field-get text:name="etatliquidatif_aprecomplem"/></text:span><text:span text:style-name="T9"> DE</text:span><text:span text:style-name="T10"> </text:span><text:span text:style-name="T9">LA SOMME DE : </text:span><text:span text:style-name="T10"><text:user-field-get text:name="apre_montantdejaverse"/></text:span><text:span text:style-name="T10"> €</text:span></text:p>
        <text:p text:style-name="P29"/>
        <text:p text:style-name="P29"/>
        <text:p text:style-name="P30"><text:span text:style-name="T14"><text:tab/></text:span><text:span text:style-name="T1">Fait à Bobigny, le <text:s/></text:span><text:span text:style-name="T1"><text:date style:data-style-name="N76" text:date-value="2012-07-25T10:36:11.38">25 juillet 2012</text:date></text:span></text:p>
        <text:p text:style-name="P25"/>
        <text:p text:style-name="P25"/>
        <text:p text:style-name="P31">Pour le Président du Conseil général</text:p>
        <text:p text:style-name="P31">et par délégation</text:p>
        <text:p text:style-name="P14"/>
        <text:p text:style-name="P14"/>
        <text:p text:style-name="P3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Standard" style:class="text">
      <style:paragraph-properties fo:margin-left="-1.251cm" fo:margin-right="0cm" fo:text-indent="0cm" style:auto-text-indent="false"/>
      <style:text-properties style:font-name="Arial"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27T10:30:08</meta:creation-date>
    <dc:date>2012-07-25T10:36:11.34</dc:date>
    <meta:editing-duration>PT08H18M10S</meta:editing-duration>
    <meta:editing-cycles>52</meta:editing-cycles>
    <meta:generator>OpenOffice.org/3.2$Win32 OpenOffice.org_project/320m12$Build-9483</meta:generator>
    <dc:creator>Julien Mille</dc:creator>
    <meta:document-statistic meta:table-count="4" meta:image-count="0" meta:object-count="0" meta:page-count="2" meta:paragraph-count="48" meta:word-count="123" meta:character-count="694"/>
    <meta:user-defined meta:name="Info 1"/>
    <meta:user-defined meta:name="Info 2"/>
    <meta:user-defined meta:name="Info 3"/>
    <meta:user-defined meta:name="Info 4"/>
  </office:meta>
</office:document-meta>
</file>